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44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NA-TCRAC-1F</text:p>
          </table:table-cell>
          <table:table-cell office:value-type="string" calcext:value-type="string">
            <text:p>TTTCTTGGCTTTATATATCTTGTGGAAAGGACGAAACACCGACAAATGTGTCACAAAGT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RNA-TCRAC-1F-RC</text:p>
          </table:table-cell>
          <table:table-cell office:value-type="string" calcext:value-type="string">
            <text:p>GACTAGCCTTATTTTAACTTGCTATTTCTAGCTCTAAAACTACTTTGTGACACATTTGT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RNA-TCRAC-2F</text:p>
          </table:table-cell>
          <table:table-cell office:value-type="string" calcext:value-type="string">
            <text:p>TTTCTTGGCTTTATATATCTTGTGGAAAGGACGAAACACCGCAAAACTGTGCTAGACAT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RNA-TCRAC-2F-RC</text:p>
          </table:table-cell>
          <table:table-cell office:value-type="string" calcext:value-type="string">
            <text:p>GACTAGCCTTATTTTAACTTGCTATTTCTAGCTCTAAAACCATGTCTAGCACAGTTTTG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RNA-TCRAC-3F</text:p>
          </table:table-cell>
          <table:table-cell office:value-type="string" calcext:value-type="string">
            <text:p>TTTCTTGGCTTTATATATCTTGTGGAAAGGACGAAACACCGTTCAAGAGCAACAGTGCT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RNA-TCRAC-3F-RC</text:p>
          </table:table-cell>
          <table:table-cell office:value-type="string" calcext:value-type="string">
            <text:p>GACTAGCCTTATTTTAACTTGCTATTTCTAGCTCTAAAACCAGCACTGTTGCTCTTGA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RNA-TCRAC-4F</text:p>
          </table:table-cell>
          <table:table-cell office:value-type="string" calcext:value-type="string">
            <text:p>TTTCTTGGCTTTATATATCTTGTGGAAAGGACGAAACACCGACACCTTCTTCCCCAGC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RNA-TCRAC-4F-RC</text:p>
          </table:table-cell>
          <table:table-cell office:value-type="string" calcext:value-type="string">
            <text:p>GACTAGCCTTATTTTAACTTGCTATTTCTAGCTCTAAAACGGGCTGGGGAAGAAGGTGT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RNA-TCRAC-5R</text:p>
          </table:table-cell>
          <table:table-cell office:value-type="string" calcext:value-type="string">
            <text:p>TTTCTTGGCTTTATATATCTTGTGGAAAGGACGAAACACCGTTACCTGGGCTGGGGAAG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gRNA-TCRAC-5F-RC</text:p>
          </table:table-cell>
          <table:table-cell office:value-type="string" calcext:value-type="string">
            <text:p>GACTAGCCTTATTTTAACTTGCTATTTCTAGCTCTAAAACTCTTCCCCAGCCCAGGTAA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RNA-TCRAC-6R</text:p>
          </table:table-cell>
          <table:table-cell office:value-type="string" calcext:value-type="string">
            <text:p>TTTCTTGGCTTTATATATCTTGTGGAAAGGACGAAACACCGTGGGGAAGAAGGTGTCT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RNA-TCRAC-6F-RC</text:p>
          </table:table-cell>
          <table:table-cell office:value-type="string" calcext:value-type="string">
            <text:p>GACTAGCCTTATTTTAACTTGCTATTTCTAGCTCTAAAACGAAGACACCTTCTTCCCC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RNA-TCRAC-7R</text:p>
          </table:table-cell>
          <table:table-cell office:value-type="string" calcext:value-type="string">
            <text:p>TTTCTTGGCTTTATATATCTTGTGGAAAGGACGAAACACCGGGAATAATGCTGTTGTTG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RNA-TCRAC-7F-RC</text:p>
          </table:table-cell>
          <table:table-cell office:value-type="string" calcext:value-type="string">
            <text:p>GACTAGCCTTATTTTAACTTGCTATTTCTAGCTCTAAAACTCAACAACAGCATTATTCC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RNA-TCRAC-8R</text:p>
          </table:table-cell>
          <table:table-cell office:value-type="string" calcext:value-type="string">
            <text:p>TTTCTTGGCTTTATATATCTTGTGGAAAGGACGAAACACCGAAGTCAGATTTGTTGCTC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RNA-TCRAC-8F-RC</text:p>
          </table:table-cell>
          <table:table-cell office:value-type="string" calcext:value-type="string">
            <text:p>GACTAGCCTTATTTTAACTTGCTATTTCTAGCTCTAAAACGGAGCAACAAATCTGACTT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RNA-TCRAC-9R</text:p>
          </table:table-cell>
          <table:table-cell office:value-type="string" calcext:value-type="string">
            <text:p>TTTCTTGGCTTTATATATCTTGTGGAAAGGACGAAACACCGAGAATCAAAATCGGTGAA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gRNA-TCRAC-9F-RC</text:p>
          </table:table-cell>
          <table:table-cell office:value-type="string" calcext:value-type="string">
            <text:p>GACTAGCCTTATTTTAACTTGCTATTTCTAGCTCTAAAACATTCACCGATTTTGATTCT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gRNA-TCRAC-10R</text:p>
          </table:table-cell>
          <table:table-cell office:value-type="string" calcext:value-type="string">
            <text:p>TTTCTTGGCTTTATATATCTTGTGGAAAGGACGAAACACCGAGGCAGACAGACTTGTC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gRNA-TCRAC-10F-RC</text:p>
          </table:table-cell>
          <table:table-cell office:value-type="string" calcext:value-type="string">
            <text:p>GACTAGCCTTATTTTAACTTGCTATTTCTAGCTCTAAAACGTGACAAGTCTGTCTGCC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gRNA-TCRAC-11R</text:p>
          </table:table-cell>
          <table:table-cell office:value-type="string" calcext:value-type="string">
            <text:p>TTTCTTGGCTTTATATATCTTGTGGAAAGGACGAAACACCGGGATTTAGAGTCTCTCAG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gRNA-TCRAC-11F-RC</text:p>
          </table:table-cell>
          <table:table-cell office:value-type="string" calcext:value-type="string">
            <text:p>GACTAGCCTTATTTTAACTTGCTATTTCTAGCTCTAAAACGCTGAGAGACTCTAAATC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gRNA-TCRAC-12R</text:p>
          </table:table-cell>
          <table:table-cell office:value-type="string" calcext:value-type="string">
            <text:p>TTTCTTGGCTTTATATATCTTGTGGAAAGGACGAAACACCGCTCTCAGCTGGTACACG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NA-TCRAC-12F-RC</text:p>
          </table:table-cell>
          <table:table-cell office:value-type="string" calcext:value-type="string">
            <text:p>GACTAGCCTTATTTTAACTTGCTATTTCTAGCTCTAAAACGCCGTGTACCAGCTGAGA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RNA-TCRAC-13R</text:p>
          </table:table-cell>
          <table:table-cell office:value-type="string" calcext:value-type="string">
            <text:p>TTTCTTGGCTTTATATATCTTGTGGAAAGGACGAAACACCGCACGGCAGGGTCAGGGT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RNA-TCRAC-13F-RC</text:p>
          </table:table-cell>
          <table:table-cell office:value-type="string" calcext:value-type="string">
            <text:p>GACTAGCCTTATTTTAACTTGCTATTTCTAGCTCTAAAACGAACCCTGACCCTGCCGT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RNA-TCRAC-14F</text:p>
          </table:table-cell>
          <table:table-cell office:value-type="string" calcext:value-type="string">
            <text:p>TTTCTTGGCTTTATATATCTTGTGGAAAGGACGAAACACCGAGTTCCTGTGATGTCAAG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RNA-TCRAC-14F-RC</text:p>
          </table:table-cell>
          <table:table-cell office:value-type="string" calcext:value-type="string">
            <text:p>GACTAGCCTTATTTTAACTTGCTATTTCTAGCTCTAAAACGCTTGACATCACAGGAACT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gRNA-TCRAC-15F</text:p>
          </table:table-cell>
          <table:table-cell office:value-type="string" calcext:value-type="string">
            <text:p>TTTCTTGGCTTTATATATCTTGTGGAAAGGACGAAACACCGTCGAGAAAAGCTTTGAAA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RNA-TCRAC-15F-RC</text:p>
          </table:table-cell>
          <table:table-cell office:value-type="string" calcext:value-type="string">
            <text:p>GACTAGCCTTATTTTAACTTGCTATTTCTAGCTCTAAAACGTTTCAAAGCTTTTCTCGA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RNA-TCRAC-16R</text:p>
          </table:table-cell>
          <table:table-cell office:value-type="string" calcext:value-type="string">
            <text:p>TTTCTTGGCTTTATATATCTTGTGGAAAGGACGAAACACCGTCGACCAGCTTGACATC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gRNA-TCRAC-16F-RC</text:p>
          </table:table-cell>
          <table:table-cell office:value-type="string" calcext:value-type="string">
            <text:p>GACTAGCCTTATTTTAACTTGCTATTTCTAGCTCTAAAACGTGATGTCAAGCTGGTCG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gRNA-TCRAC-17F</text:p>
          </table:table-cell>
          <table:table-cell office:value-type="string" calcext:value-type="string">
            <text:p>TTTCTTGGCTTTATATATCTTGTGGAAAGGACGAAACACCGTTCAAAACCTGTCAGTGA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NA-TCRAC-17F-RC</text:p>
          </table:table-cell>
          <table:table-cell office:value-type="string" calcext:value-type="string">
            <text:p>GACTAGCCTTATTTTAACTTGCTATTTCTAGCTCTAAAACATCACTGACAGGTTTTGAA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gRNA-TCRAC-18F</text:p>
          </table:table-cell>
          <table:table-cell office:value-type="string" calcext:value-type="string">
            <text:p>TTTCTTGGCTTTATATATCTTGTGGAAAGGACGAAACACCGCGAATCCTCCTCCTGAAA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NA-TCRAC-18F-RC</text:p>
          </table:table-cell>
          <table:table-cell office:value-type="string" calcext:value-type="string">
            <text:p>GACTAGCCTTATTTTAACTTGCTATTTCTAGCTCTAAAACCTTTCAGGAGGAGGATTC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RNA-TCRAC-19F</text:p>
          </table:table-cell>
          <table:table-cell office:value-type="string" calcext:value-type="string">
            <text:p>TTTCTTGGCTTTATATATCTTGTGGAAAGGACGAAACACCGTAATCTGCTCATGACGCT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NA-TCRAC-19F-RC</text:p>
          </table:table-cell>
          <table:table-cell office:value-type="string" calcext:value-type="string">
            <text:p>GACTAGCCTTATTTTAACTTGCTATTTCTAGCTCTAAAACCAGCGTCATGAGCAGATT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NA-TCRAC-20F</text:p>
          </table:table-cell>
          <table:table-cell office:value-type="string" calcext:value-type="string">
            <text:p>TTTCTTGGCTTTATATATCTTGTGGAAAGGACGAAACACCGTGCGGCTGTGGTCCAGCT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NA-TCRAC-20F-RC</text:p>
          </table:table-cell>
          <table:table-cell office:value-type="string" calcext:value-type="string">
            <text:p>GACTAGCCTTATTTTAACTTGCTATTTCTAGCTCTAAAACCAGCTGGACCACAGCCGCA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RNA-TCRAC-21R</text:p>
          </table:table-cell>
          <table:table-cell office:value-type="string" calcext:value-type="string">
            <text:p>TTTCTTGGCTTTATATATCTTGTGGAAAGGACGAAACACCGGTCATGAGCAGATTAAAC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RNA-TCRAC-21F-RC</text:p>
          </table:table-cell>
          <table:table-cell office:value-type="string" calcext:value-type="string">
            <text:p>GACTAGCCTTATTTTAACTTGCTATTTCTAGCTCTAAAACGGTTTAATCTGCTCATGAC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RNA-TCRAC-22R</text:p>
          </table:table-cell>
          <table:table-cell office:value-type="string" calcext:value-type="string">
            <text:p>TTTCTTGGCTTTATATATCTTGTGGAAAGGACGAAACACCGATTAAACCCGGCCACTTT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RNA-TCRAC-22F-RC</text:p>
          </table:table-cell>
          <table:table-cell office:value-type="string" calcext:value-type="string">
            <text:p>GACTAGCCTTATTTTAACTTGCTATTTCTAGCTCTAAAACGAAAGTGGCCGGGTTTAAT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RNA-TCRAC-23R</text:p>
          </table:table-cell>
          <table:table-cell office:value-type="string" calcext:value-type="string">
            <text:p>TTTCTTGGCTTTATATATCTTGTGGAAAGGACGAAACACCGCACTTTCAGGAGGAGGAT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NA-TCRAC-23F-RC</text:p>
          </table:table-cell>
          <table:table-cell office:value-type="string" calcext:value-type="string">
            <text:p>GACTAGCCTTATTTTAACTTGCTATTTCTAGCTCTAAAACAATCCTCCTCCTGAAAGTG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gRNA-TCRAC-24R</text:p>
          </table:table-cell>
          <table:table-cell office:value-type="string" calcext:value-type="string">
            <text:p>TTTCTTGGCTTTATATATCTTGTGGAAAGGACGAAACACCGTCGGAACCCAATCACTG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RNA-TCRAC-24F-RC</text:p>
          </table:table-cell>
          <table:table-cell office:value-type="string" calcext:value-type="string">
            <text:p>GACTAGCCTTATTTTAACTTGCTATTTCTAGCTCTAAAACGTCAGTGATTGGGTTCCG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RNA-TCRAC-25R</text:p>
          </table:table-cell>
          <table:table-cell office:value-type="string" calcext:value-type="string">
            <text:p>TTTCTTGGCTTTATATATCTTGTGGAAAGGACGAAACACCGTGACAGGTTTTGAAAGTT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RNA-TCRAC-25F-RC</text:p>
          </table:table-cell>
          <table:table-cell office:value-type="string" calcext:value-type="string">
            <text:p>GACTAGCCTTATTTTAACTTGCTATTTCTAGCTCTAAAACAAACTTTCAAAACCTGTCA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RNA-TCRAC-26F</text:p>
          </table:table-cell>
          <table:table-cell office:value-type="string" calcext:value-type="string">
            <text:p>TTTCTTGGCTTTATATATCTTGTGGAAAGGACGAAACACCGCTTCTCCCTCTCCAAACA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gRNA-TCRAC-26F-RC</text:p>
          </table:table-cell>
          <table:table-cell office:value-type="string" calcext:value-type="string">
            <text:p>GACTAGCCTTATTTTAACTTGCTATTTCTAGCTCTAAAACCTGTTTGGAGAGGGAGAA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gRNA-TCRAC-27F</text:p>
          </table:table-cell>
          <table:table-cell office:value-type="string" calcext:value-type="string">
            <text:p>TTTCTTGGCTTTATATATCTTGTGGAAAGGACGAAACACCGGGGAACTCTCCTACCCCC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RNA-TCRAC-27F-RC</text:p>
          </table:table-cell>
          <table:table-cell office:value-type="string" calcext:value-type="string">
            <text:p>GACTAGCCTTATTTTAACTTGCTATTTCTAGCTCTAAAACTGGGGGTAGGAGAGTTCC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gRNA-TCRAC-28F</text:p>
          </table:table-cell>
          <table:table-cell office:value-type="string" calcext:value-type="string">
            <text:p>TTTCTTGGCTTTATATATCTTGTGGAAAGGACGAAACACCGTACCACCTCTGTGCCCC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gRNA-TCRAC-28F-RC</text:p>
          </table:table-cell>
          <table:table-cell office:value-type="string" calcext:value-type="string">
            <text:p>GACTAGCCTTATTTTAACTTGCTATTTCTAGCTCTAAAACGGGGGGCACAGAGGTGGTA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gRNA-TCRAC-29F</text:p>
          </table:table-cell>
          <table:table-cell office:value-type="string" calcext:value-type="string">
            <text:p>TTTCTTGGCTTTATATATCTTGTGGAAAGGACGAAACACCGCCCCGGCAATGCCACCAA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NA-TCRAC-29F-RC</text:p>
          </table:table-cell>
          <table:table-cell office:value-type="string" calcext:value-type="string">
            <text:p>GACTAGCCTTATTTTAACTTGCTATTTCTAGCTCTAAAACGTTGGTGGCATTGCCGGG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RNA-TCRAC-30F</text:p>
          </table:table-cell>
          <table:table-cell office:value-type="string" calcext:value-type="string">
            <text:p>TTTCTTGGCTTTATATATCTTGTGGAAAGGACGAAACACCGTGTCACTGCCTGACATTC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RNA-TCRAC-30F-RC</text:p>
          </table:table-cell>
          <table:table-cell office:value-type="string" calcext:value-type="string">
            <text:p>GACTAGCCTTATTTTAACTTGCTATTTCTAGCTCTAAAACTGAATGTCAGGCAGTGAC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RNA-TCRAC-31F</text:p>
          </table:table-cell>
          <table:table-cell office:value-type="string" calcext:value-type="string">
            <text:p>TTTCTTGGCTTTATATATCTTGTGGAAAGGACGAAACACCGGACATTCACGGCAGAGGC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RNA-TCRAC-31F-RC</text:p>
          </table:table-cell>
          <table:table-cell office:value-type="string" calcext:value-type="string">
            <text:p>GACTAGCCTTATTTTAACTTGCTATTTCTAGCTCTAAAACTGCCTCTGCCGTGAATGT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RNA-TCRAC-32F</text:p>
          </table:table-cell>
          <table:table-cell office:value-type="string" calcext:value-type="string">
            <text:p>TTTCTTGGCTTTATATATCTTGTGGAAAGGACGAAACACCGAGGCTGCTGCAGCCTCCC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RNA-TCRAC-32F-RC</text:p>
          </table:table-cell>
          <table:table-cell office:value-type="string" calcext:value-type="string">
            <text:p>GACTAGCCTTATTTTAACTTGCTATTTCTAGCTCTAAAACGGGGAGGCTGCAGCAGCCT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NA-TCRAC-33F</text:p>
          </table:table-cell>
          <table:table-cell office:value-type="string" calcext:value-type="string">
            <text:p>TTTCTTGGCTTTATATATCTTGTGGAAAGGACGAAACACCGTCCGCCATCCCACAGATG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RNA-TCRAC-33F-RC</text:p>
          </table:table-cell>
          <table:table-cell office:value-type="string" calcext:value-type="string">
            <text:p>GACTAGCCTTATTTTAACTTGCTATTTCTAGCTCTAAAACTCATCTGTGGGATGGCGGA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RNA-TCRAC-34F</text:p>
          </table:table-cell>
          <table:table-cell office:value-type="string" calcext:value-type="string">
            <text:p>TTTCTTGGCTTTATATATCTTGTGGAAAGGACGAAACACCGACAGATGATGGATCTTCA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RNA-TCRAC-34F-RC</text:p>
          </table:table-cell>
          <table:table-cell office:value-type="string" calcext:value-type="string">
            <text:p>GACTAGCCTTATTTTAACTTGCTATTTCTAGCTCTAAAACCTGAAGATCCATCATCTGT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gRNA-TCRAC-35F</text:p>
          </table:table-cell>
          <table:table-cell office:value-type="string" calcext:value-type="string">
            <text:p>TTTCTTGGCTTTATATATCTTGTGGAAAGGACGAAACACCGGATCTTCAGTGGGTTCTC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gRNA-TCRAC-35F-RC</text:p>
          </table:table-cell>
          <table:table-cell office:value-type="string" calcext:value-type="string">
            <text:p>GACTAGCCTTATTTTAACTTGCTATTTCTAGCTCTAAAACAGAGAACCCACTGAAGAT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RNA-TCRAC-36F</text:p>
          </table:table-cell>
          <table:table-cell office:value-type="string" calcext:value-type="string">
            <text:p>TTTCTTGGCTTTATATATCTTGTGGAAAGGACGAAACACCGGGTCCTGCAGAATGTTGT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RNA-TCRAC-36F-RC</text:p>
          </table:table-cell>
          <table:table-cell office:value-type="string" calcext:value-type="string">
            <text:p>GACTAGCCTTATTTTAACTTGCTATTTCTAGCTCTAAAACCACAACATTCTGCAGGAC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RNA-TCRAC-37F</text:p>
          </table:table-cell>
          <table:table-cell office:value-type="string" calcext:value-type="string">
            <text:p>TTTCTTGGCTTTATATATCTTGTGGAAAGGACGAAACACCGTATTCTTCTTCTCAAGAC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RNA-TCRAC-37F-RC</text:p>
          </table:table-cell>
          <table:table-cell office:value-type="string" calcext:value-type="string">
            <text:p>GACTAGCCTTATTTTAACTTGCTATTTCTAGCTCTAAAACCGTCTTGAGAAGAAGAATA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RNA-TCRAC-38F</text:p>
          </table:table-cell>
          <table:table-cell office:value-type="string" calcext:value-type="string">
            <text:p>TTTCTTGGCTTTATATATCTTGTGGAAAGGACGAAACACCGGGAAATTATCTCATTATC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RNA-TCRAC-38F-RC</text:p>
          </table:table-cell>
          <table:table-cell office:value-type="string" calcext:value-type="string">
            <text:p>GACTAGCCTTATTTTAACTTGCTATTTCTAGCTCTAAAACCGATAATGAGATAATTTCC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RNA-TCRAC-39F</text:p>
          </table:table-cell>
          <table:table-cell office:value-type="string" calcext:value-type="string">
            <text:p>TTTCTTGGCTTTATATATCTTGTGGAAAGGACGAAACACCGCCCTGCTATGCTGTGTA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RNA-TCRAC-39F-RC</text:p>
          </table:table-cell>
          <table:table-cell office:value-type="string" calcext:value-type="string">
            <text:p>GACTAGCCTTATTTTAACTTGCTATTTCTAGCTCTAAAACGATACACAGCATAGCAGG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RNA-TCRAC-40R</text:p>
          </table:table-cell>
          <table:table-cell office:value-type="string" calcext:value-type="string">
            <text:p>TTTCTTGGCTTTATATATCTTGTGGAAAGGACGAAACACCGTAATGAAGGCATCGGCA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RNA-TCRAC-40F-RC</text:p>
          </table:table-cell>
          <table:table-cell office:value-type="string" calcext:value-type="string">
            <text:p>GACTAGCCTTATTTTAACTTGCTATTTCTAGCTCTAAAACGCTGCCGATGCCTTCATT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RNA-TCRAC-41R</text:p>
          </table:table-cell>
          <table:table-cell office:value-type="string" calcext:value-type="string">
            <text:p>TTTCTTGGCTTTATATATCTTGTGGAAAGGACGAAACACCGCCCAGATACACAGCATA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RNA-TCRAC-41F-RC</text:p>
          </table:table-cell>
          <table:table-cell office:value-type="string" calcext:value-type="string">
            <text:p>GACTAGCCTTATTTTAACTTGCTATTTCTAGCTCTAAAACGCTATGCTGTGTATCTGG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RNA-TCRAC-42R</text:p>
          </table:table-cell>
          <table:table-cell office:value-type="string" calcext:value-type="string">
            <text:p>TTTCTTGGCTTTATATATCTTGTGGAAAGGACGAAACACCGACCCCTCACAACATTCT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RNA-TCRAC-42F-RC</text:p>
          </table:table-cell>
          <table:table-cell office:value-type="string" calcext:value-type="string">
            <text:p>GACTAGCCTTATTTTAACTTGCTATTTCTAGCTCTAAAACGCAGAATGTTGTGAGGGG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RNA-TCRAC-43R</text:p>
          </table:table-cell>
          <table:table-cell office:value-type="string" calcext:value-type="string">
            <text:p>TTTCTTGGCTTTATATATCTTGTGGAAAGGACGAAACACCGACTGAAGATCCATCATCT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RNA-TCRAC-43F-RC</text:p>
          </table:table-cell>
          <table:table-cell office:value-type="string" calcext:value-type="string">
            <text:p>GACTAGCCTTATTTTAACTTGCTATTTCTAGCTCTAAAACCAGATGATGGATCTTCAGT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gRNA-TCRAC-44R</text:p>
          </table:table-cell>
          <table:table-cell office:value-type="string" calcext:value-type="string">
            <text:p>TTTCTTGGCTTTATATATCTTGTGGAAAGGACGAAACACCGATCATCTGTGGGATGGCG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gRNA-TCRAC-44F-RC</text:p>
          </table:table-cell>
          <table:table-cell office:value-type="string" calcext:value-type="string">
            <text:p>GACTAGCCTTATTTTAACTTGCTATTTCTAGCTCTAAAACCCGCCATCCCACAGATGA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RNA-TCRAC-45R</text:p>
          </table:table-cell>
          <table:table-cell office:value-type="string" calcext:value-type="string">
            <text:p>TTTCTTGGCTTTATATATCTTGTGGAAAGGACGAAACACCGGGATGGCGGAGGCAGTC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gRNA-TCRAC-45F-RC</text:p>
          </table:table-cell>
          <table:table-cell office:value-type="string" calcext:value-type="string">
            <text:p>GACTAGCCTTATTTTAACTTGCTATTTCTAGCTCTAAAACGAGACTGCCTCCGCCATC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RNA-TCRAC-46R</text:p>
          </table:table-cell>
          <table:table-cell office:value-type="string" calcext:value-type="string">
            <text:p>TTTCTTGGCTTTATATATCTTGTGGAAAGGACGAAACACCGGCAGTCTCTGGGGAGCAG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gRNA-TCRAC-46F-RC</text:p>
          </table:table-cell>
          <table:table-cell office:value-type="string" calcext:value-type="string">
            <text:p>GACTAGCCTTATTTTAACTTGCTATTTCTAGCTCTAAAACCCTGCTCCCCAGAGACTG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gRNA-TCRAC-47R</text:p>
          </table:table-cell>
          <table:table-cell office:value-type="string" calcext:value-type="string">
            <text:p>TTTCTTGGCTTTATATATCTTGTGGAAAGGACGAAACACCGGGAGGGAATGTGCACAG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gRNA-TCRAC-47F-RC</text:p>
          </table:table-cell>
          <table:table-cell office:value-type="string" calcext:value-type="string">
            <text:p>GACTAGCCTTATTTTAACTTGCTATTTCTAGCTCTAAAACGGCTGTGCACATTCCCTC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gRNA-TCRAC-48R</text:p>
          </table:table-cell>
          <table:table-cell office:value-type="string" calcext:value-type="string">
            <text:p>TTTCTTGGCTTTATATATCTTGTGGAAAGGACGAAACACCGTGCCTCTGCCGTGAATG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gRNA-TCRAC-48F-RC</text:p>
          </table:table-cell>
          <table:table-cell office:value-type="string" calcext:value-type="string">
            <text:p>GACTAGCCTTATTTTAACTTGCTATTTCTAGCTCTAAAACGACATTCACGGCAGAGGCA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NA-TCRAC-49R</text:p>
          </table:table-cell>
          <table:table-cell office:value-type="string" calcext:value-type="string">
            <text:p>TTTCTTGGCTTTATATATCTTGTGGAAAGGACGAAACACCGGCAGTGACAAGCAGCAAT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RNA-TCRAC-49F-RC</text:p>
          </table:table-cell>
          <table:table-cell office:value-type="string" calcext:value-type="string">
            <text:p>GACTAGCCTTATTTTAACTTGCTATTTCTAGCTCTAAAACTATTGCTGCTTGTCACTG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RNA-TCRAC-50R</text:p>
          </table:table-cell>
          <table:table-cell office:value-type="string" calcext:value-type="string">
            <text:p>TTTCTTGGCTTTATATATCTTGTGGAAAGGACGAAACACCGGCAGCAATAAGGGAACAG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RNA-TCRAC-50F-RC</text:p>
          </table:table-cell>
          <table:table-cell office:value-type="string" calcext:value-type="string">
            <text:p>GACTAGCCTTATTTTAACTTGCTATTTCTAGCTCTAAAACTCTGTTCCCTTATTGCTG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RNA-TCRAC-51R</text:p>
          </table:table-cell>
          <table:table-cell office:value-type="string" calcext:value-type="string">
            <text:p>TTTCTTGGCTTTATATATCTTGTGGAAAGGACGAAACACCGAGGGGGTGGCAGCAGTGT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RNA-TCRAC-51F-RC</text:p>
          </table:table-cell>
          <table:table-cell office:value-type="string" calcext:value-type="string">
            <text:p>GACTAGCCTTATTTTAACTTGCTATTTCTAGCTCTAAAACAACACTGCTGCCACCCCCT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RNA-TCRAC-52R</text:p>
          </table:table-cell>
          <table:table-cell office:value-type="string" calcext:value-type="string">
            <text:p>TTTCTTGGCTTTATATATCTTGTGGAAAGGACGAAACACCGCTTAATCATAAATTCGGG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RNA-TCRAC-52F-RC</text:p>
          </table:table-cell>
          <table:table-cell office:value-type="string" calcext:value-type="string">
            <text:p>GACTAGCCTTATTTTAACTTGCTATTTCTAGCTCTAAAACACCCGAATTTATGATTAAG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RNA-TCRAC-53R</text:p>
          </table:table-cell>
          <table:table-cell office:value-type="string" calcext:value-type="string">
            <text:p>TTTCTTGGCTTTATATATCTTGTGGAAAGGACGAAACACCGAATTCGGGTAGGATCCAG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gRNA-TCRAC-53F-RC</text:p>
          </table:table-cell>
          <table:table-cell office:value-type="string" calcext:value-type="string">
            <text:p>GACTAGCCTTATTTTAACTTGCTATTTCTAGCTCTAAAACACTGGATCCTACCCGAATT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RNA-TCRAC-54R</text:p>
          </table:table-cell>
          <table:table-cell office:value-type="string" calcext:value-type="string">
            <text:p>TTTCTTGGCTTTATATATCTTGTGGAAAGGACGAAACACCGATCCAGTTGGTGGCATT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RNA-TCRAC-54F-RC</text:p>
          </table:table-cell>
          <table:table-cell office:value-type="string" calcext:value-type="string">
            <text:p>GACTAGCCTTATTTTAACTTGCTATTTCTAGCTCTAAAACGCAATGCCACCAACTGGA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RNA-TCRAC-55R</text:p>
          </table:table-cell>
          <table:table-cell office:value-type="string" calcext:value-type="string">
            <text:p>TTTCTTGGCTTTATATATCTTGTGGAAAGGACGAAACACCGCATTGCCGGGGGGGCACA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RNA-TCRAC-55F-RC</text:p>
          </table:table-cell>
          <table:table-cell office:value-type="string" calcext:value-type="string">
            <text:p>GACTAGCCTTATTTTAACTTGCTATTTCTAGCTCTAAAACCTGTGCCCCCCCGGCAATG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RNA-TCRAC-56R</text:p>
          </table:table-cell>
          <table:table-cell office:value-type="string" calcext:value-type="string">
            <text:p>TTTCTTGGCTTTATATATCTTGTGGAAAGGACGAAACACCGGTAGCAGCTTTCACCTCC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RNA-TCRAC-56F-RC</text:p>
          </table:table-cell>
          <table:table-cell office:value-type="string" calcext:value-type="string">
            <text:p>GACTAGCCTTATTTTAACTTGCTATTTCTAGCTCTAAAACAGGAGGTGAAAGCTGCTA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RNA-TCRAC-57R</text:p>
          </table:table-cell>
          <table:table-cell office:value-type="string" calcext:value-type="string">
            <text:p>TTTCTTGGCTTTATATATCTTGTGGAAAGGACGAAACACCGTAGGAGAGTTCCCTCTGT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gRNA-TCRAC-57F-RC</text:p>
          </table:table-cell>
          <table:table-cell office:value-type="string" calcext:value-type="string">
            <text:p>GACTAGCCTTATTTTAACTTGCTATTTCTAGCTCTAAAACAACAGAGGGAACTCTCCT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gRNA-TCRAC-58R</text:p>
          </table:table-cell>
          <table:table-cell office:value-type="string" calcext:value-type="string">
            <text:p>TTTCTTGGCTTTATATATCTTGTGGAAAGGACGAAACACCGCTGTTTGGAGAGGGAGAA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gRNA-TCRAC-58F-RC</text:p>
          </table:table-cell>
          <table:table-cell office:value-type="string" calcext:value-type="string">
            <text:p>GACTAGCCTTATTTTAACTTGCTATTTCTAGCTCTAAAACCTTCTCCCTCTCCAAACA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gRNA-TCRAC-59R</text:p>
          </table:table-cell>
          <table:table-cell office:value-type="string" calcext:value-type="string">
            <text:p>TTTCTTGGCTTTATATATCTTGTGGAAAGGACGAAACACCGGAGAAGAGGGGCAATGC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gRNA-TCRAC-59F-RC</text:p>
          </table:table-cell>
          <table:table-cell office:value-type="string" calcext:value-type="string">
            <text:p>GACTAGCCTTATTTTAACTTGCTATTTCTAGCTCTAAAACCTGCATTGCCCCTCTTCT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gRNA-TCRAC-60R</text:p>
          </table:table-cell>
          <table:table-cell office:value-type="string" calcext:value-type="string">
            <text:p>TTTCTTGGCTTTATATATCTTGTGGAAAGGACGAAACACCGCAATGCAGAGGAAGGAGC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A-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NA-TCRAC-60F-RC</text:p>
          </table:table-cell>
          <table:table-cell office:value-type="string" calcext:value-type="string">
            <text:p>GACTAGCCTTATTTTAACTTGCTATTTCTAGCTCTAAAACCGCTCCTTCCTCTGCATTG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NA-TCRB1C-1F</text:p>
          </table:table-cell>
          <table:table-cell office:value-type="string" calcext:value-type="string">
            <text:p>TTTCTTGGCTTTATATATCTTGTGGAAAGGACGAAACACCGAACAAGGTGTTCCCACCC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RNA-TCRB1C-1F-RC</text:p>
          </table:table-cell>
          <table:table-cell office:value-type="string" calcext:value-type="string">
            <text:p>GACTAGCCTTATTTTAACTTGCTATTTCTAGCTCTAAAACCGGGTGGGAACACCTTGT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RNA-TCRB1C-2F</text:p>
          </table:table-cell>
          <table:table-cell office:value-type="string" calcext:value-type="string">
            <text:p>TTTCTTGGCTTTATATATCTTGTGGAAAGGACGAAACACCGGAGATCTCCCACACCCAA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RNA-TCRB1C-2F-RC</text:p>
          </table:table-cell>
          <table:table-cell office:value-type="string" calcext:value-type="string">
            <text:p>GACTAGCCTTATTTTAACTTGCTATTTCTAGCTCTAAAACTTTGGGTGTGGGAGATCT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RNA-TCRB1C-3F</text:p>
          </table:table-cell>
          <table:table-cell office:value-type="string" calcext:value-type="string">
            <text:p>TTTCTTGGCTTTATATATCTTGTGGAAAGGACGAAACACCGAAGGCCACACTGGTGTG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RNA-TCRB1C-3F-RC</text:p>
          </table:table-cell>
          <table:table-cell office:value-type="string" calcext:value-type="string">
            <text:p>GACTAGCCTTATTTTAACTTGCTATTTCTAGCTCTAAAACGGCACACCAGTGTGGCCTT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RNA-TCRB1C-4F</text:p>
          </table:table-cell>
          <table:table-cell office:value-type="string" calcext:value-type="string">
            <text:p>TTTCTTGGCTTTATATATCTTGTGGAAAGGACGAAACACCGGGCTTCTTCCCCGACCAC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RNA-TCRB1C-4F-RC</text:p>
          </table:table-cell>
          <table:table-cell office:value-type="string" calcext:value-type="string">
            <text:p>GACTAGCCTTATTTTAACTTGCTATTTCTAGCTCTAAAACCGTGGTCGGGGAAGAAGC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RNA-TCRB1C-5F</text:p>
          </table:table-cell>
          <table:table-cell office:value-type="string" calcext:value-type="string">
            <text:p>TTTCTTGGCTTTATATATCTTGTGGAAAGGACGAAACACCGCGACCACGTGGAGCTGA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gRNA-TCRB1C-5F-RC</text:p>
          </table:table-cell>
          <table:table-cell office:value-type="string" calcext:value-type="string">
            <text:p>GACTAGCCTTATTTTAACTTGCTATTTCTAGCTCTAAAACGCTCAGCTCCACGTGGTC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RNA-TCRB1C-6F</text:p>
          </table:table-cell>
          <table:table-cell office:value-type="string" calcext:value-type="string">
            <text:p>TTTCTTGGCTTTATATATCTTGTGGAAAGGACGAAACACCGAGCTGAGCTGGTGGGTGA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RNA-TCRB1C-6F-RC</text:p>
          </table:table-cell>
          <table:table-cell office:value-type="string" calcext:value-type="string">
            <text:p>GACTAGCCTTATTTTAACTTGCTATTTCTAGCTCTAAAACTTCACCCACCAGCTCAGC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RNA-TCRB1C-7F</text:p>
          </table:table-cell>
          <table:table-cell office:value-type="string" calcext:value-type="string">
            <text:p>TTTCTTGGCTTTATATATCTTGTGGAAAGGACGAAACACCGATGGGAAGGAGGTGCAC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RNA-TCRB1C-7F-RC</text:p>
          </table:table-cell>
          <table:table-cell office:value-type="string" calcext:value-type="string">
            <text:p>GACTAGCCTTATTTTAACTTGCTATTTCTAGCTCTAAAACCTGTGCACCTCCTTCCCA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RNA-TCRB1C-8F</text:p>
          </table:table-cell>
          <table:table-cell office:value-type="string" calcext:value-type="string">
            <text:p>TTTCTTGGCTTTATATATCTTGTGGAAAGGACGAAACACCGACAGACCCGCAGCCCCTC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RNA-TCRB1C-8F-RC</text:p>
          </table:table-cell>
          <table:table-cell office:value-type="string" calcext:value-type="string">
            <text:p>GACTAGCCTTATTTTAACTTGCTATTTCTAGCTCTAAAACTGAGGGGCTGCGGGTCTG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RNA-TCRB1C-9F</text:p>
          </table:table-cell>
          <table:table-cell office:value-type="string" calcext:value-type="string">
            <text:p>TTTCTTGGCTTTATATATCTTGTGGAAAGGACGAAACACCGCTGCCTGAGCAGCCGCCT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gRNA-TCRB1C-9F-RC</text:p>
          </table:table-cell>
          <table:table-cell office:value-type="string" calcext:value-type="string">
            <text:p>GACTAGCCTTATTTTAACTTGCTATTTCTAGCTCTAAAACCAGGCGGCTGCTCAGGCAG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gRNA-TCRB1C-10F</text:p>
          </table:table-cell>
          <table:table-cell office:value-type="string" calcext:value-type="string">
            <text:p>TTTCTTGGCTTTATATATCTTGTGGAAAGGACGAAACACCGGAGGGTCTCGGCCACCT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gRNA-TCRB1C-10F-RC</text:p>
          </table:table-cell>
          <table:table-cell office:value-type="string" calcext:value-type="string">
            <text:p>GACTAGCCTTATTTTAACTTGCTATTTCTAGCTCTAAAACGAAGGTGGCCGAGACCCT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gRNA-TCRB1C-11F</text:p>
          </table:table-cell>
          <table:table-cell office:value-type="string" calcext:value-type="string">
            <text:p>TTTCTTGGCTTTATATATCTTGTGGAAAGGACGAAACACCGGCTGTCAAGTCCAGTTCT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gRNA-TCRB1C-11F-RC</text:p>
          </table:table-cell>
          <table:table-cell office:value-type="string" calcext:value-type="string">
            <text:p>GACTAGCCTTATTTTAACTTGCTATTTCTAGCTCTAAAACTAGAACTGGACTTGACAG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gRNA-TCRB1C-12F</text:p>
          </table:table-cell>
          <table:table-cell office:value-type="string" calcext:value-type="string">
            <text:p>TTTCTTGGCTTTATATATCTTGTGGAAAGGACGAAACACCGGCTCTCGGAGAATGACG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NA-TCRB1C-12F-RC</text:p>
          </table:table-cell>
          <table:table-cell office:value-type="string" calcext:value-type="string">
            <text:p>GACTAGCCTTATTTTAACTTGCTATTTCTAGCTCTAAAACCTCGTCATTCTCCGAGAG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RNA-TCRB1C-13F</text:p>
          </table:table-cell>
          <table:table-cell office:value-type="string" calcext:value-type="string">
            <text:p>TTTCTTGGCTTTATATATCTTGTGGAAAGGACGAAACACCGTGACGAGTGGACCCAGGA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RNA-TCRB1C-13F-RC</text:p>
          </table:table-cell>
          <table:table-cell office:value-type="string" calcext:value-type="string">
            <text:p>GACTAGCCTTATTTTAACTTGCTATTTCTAGCTCTAAAACATCCTGGGTCCACTCGTCA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RNA-TCRB1C-14F</text:p>
          </table:table-cell>
          <table:table-cell office:value-type="string" calcext:value-type="string">
            <text:p>TTTCTTGGCTTTATATATCTTGTGGAAAGGACGAAACACCGACCCAGATCGTCAGCGCC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RNA-TCRB1C-14F-RC</text:p>
          </table:table-cell>
          <table:table-cell office:value-type="string" calcext:value-type="string">
            <text:p>GACTAGCCTTATTTTAACTTGCTATTTCTAGCTCTAAAACCGGCGCTGACGATCTGGG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gRNA-TCRB1C-15F</text:p>
          </table:table-cell>
          <table:table-cell office:value-type="string" calcext:value-type="string">
            <text:p>TTTCTTGGCTTTATATATCTTGTGGAAAGGACGAAACACCGCCGAGGCCTGGGGTAGAG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RNA-TCRB1C-15F-RC</text:p>
          </table:table-cell>
          <table:table-cell office:value-type="string" calcext:value-type="string">
            <text:p>GACTAGCCTTATTTTAACTTGCTATTTCTAGCTCTAAAACGCTCTACCCCAGGCCTCGG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RNA-TCRB1C-16R</text:p>
          </table:table-cell>
          <table:table-cell office:value-type="string" calcext:value-type="string">
            <text:p>TTTCTTGGCTTTATATATCTTGTGGAAAGGACGAAACACCGCACTCACCTGCTCTACC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gRNA-TCRB1C-16F-RC</text:p>
          </table:table-cell>
          <table:table-cell office:value-type="string" calcext:value-type="string">
            <text:p>GACTAGCCTTATTTTAACTTGCTATTTCTAGCTCTAAAACGGGGTAGAGCAGGTGAGT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gRNA-TCRB1C-17R</text:p>
          </table:table-cell>
          <table:table-cell office:value-type="string" calcext:value-type="string">
            <text:p>TTTCTTGGCTTTATATATCTTGTGGAAAGGACGAAACACCGGGCCTCGGCGCTGACGAT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NA-TCRB1C-17F-RC</text:p>
          </table:table-cell>
          <table:table-cell office:value-type="string" calcext:value-type="string">
            <text:p>GACTAGCCTTATTTTAACTTGCTATTTCTAGCTCTAAAACGATCGTCAGCGCCGAGGCC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gRNA-TCRB1C-18R</text:p>
          </table:table-cell>
          <table:table-cell office:value-type="string" calcext:value-type="string">
            <text:p>TTTCTTGGCTTTATATATCTTGTGGAAAGGACGAAACACCGACGATCTGGGTGACGGGT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NA-TCRB1C-18F-RC</text:p>
          </table:table-cell>
          <table:table-cell office:value-type="string" calcext:value-type="string">
            <text:p>GACTAGCCTTATTTTAACTTGCTATTTCTAGCTCTAAAACAACCCGTCACCCAGATCG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RNA-TCRB1C-19R</text:p>
          </table:table-cell>
          <table:table-cell office:value-type="string" calcext:value-type="string">
            <text:p>TTTCTTGGCTTTATATATCTTGTGGAAAGGACGAAACACCGGACGGGTTTGGCCCTAT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NA-TCRB1C-19F-RC</text:p>
          </table:table-cell>
          <table:table-cell office:value-type="string" calcext:value-type="string">
            <text:p>GACTAGCCTTATTTTAACTTGCTATTTCTAGCTCTAAAACGGATAGGGCCAAACCCGT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NA-TCRB1C-20R</text:p>
          </table:table-cell>
          <table:table-cell office:value-type="string" calcext:value-type="string">
            <text:p>TTTCTTGGCTTTATATATCTTGTGGAAAGGACGAAACACCGCTCCGAGAGCCCGTAGAA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NA-TCRB1C-20F-RC</text:p>
          </table:table-cell>
          <table:table-cell office:value-type="string" calcext:value-type="string">
            <text:p>GACTAGCCTTATTTTAACTTGCTATTTCTAGCTCTAAAACGTTCTACGGGCTCTCGGA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RNA-TCRB1C-21R</text:p>
          </table:table-cell>
          <table:table-cell office:value-type="string" calcext:value-type="string">
            <text:p>TTTCTTGGCTTTATATATCTTGTGGAAAGGACGAAACACCGGTAGAACTGGACTTGACA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RNA-TCRB1C-21F-RC</text:p>
          </table:table-cell>
          <table:table-cell office:value-type="string" calcext:value-type="string">
            <text:p>GACTAGCCTTATTTTAACTTGCTATTTCTAGCTCTAAAACCTGTCAAGTCCAGTTCTA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RNA-TCRB1C-22R</text:p>
          </table:table-cell>
          <table:table-cell office:value-type="string" calcext:value-type="string">
            <text:p>TTTCTTGGCTTTATATATCTTGTGGAAAGGACGAAACACCGTTGACAGCGGAAGTGGTT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RNA-TCRB1C-22F-RC</text:p>
          </table:table-cell>
          <table:table-cell office:value-type="string" calcext:value-type="string">
            <text:p>GACTAGCCTTATTTTAACTTGCTATTTCTAGCTCTAAAACCAACCACTTCCGCTGTCA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RNA-TCRB1C-23R</text:p>
          </table:table-cell>
          <table:table-cell office:value-type="string" calcext:value-type="string">
            <text:p>TTTCTTGGCTTTATATATCTTGTGGAAAGGACGAAACACCGTTGCGGGGGTTCTGCCAG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NA-TCRB1C-23F-RC</text:p>
          </table:table-cell>
          <table:table-cell office:value-type="string" calcext:value-type="string">
            <text:p>GACTAGCCTTATTTTAACTTGCTATTTCTAGCTCTAAAACTCTGGCAGAACCCCCGCAA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gRNA-TCRB1C-24R</text:p>
          </table:table-cell>
          <table:table-cell office:value-type="string" calcext:value-type="string">
            <text:p>TTTCTTGGCTTTATATATCTTGTGGAAAGGACGAAACACCGGAAGGTGGCCGAGACCCT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RNA-TCRB1C-24F-RC</text:p>
          </table:table-cell>
          <table:table-cell office:value-type="string" calcext:value-type="string">
            <text:p>GACTAGCCTTATTTTAACTTGCTATTTCTAGCTCTAAAACGAGGGTCTCGGCCACCTT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RNA-TCRB1C-25R</text:p>
          </table:table-cell>
          <table:table-cell office:value-type="string" calcext:value-type="string">
            <text:p>TTTCTTGGCTTTATATATCTTGTGGAAAGGACGAAACACCGGACCCTCAGGCGGCTGCT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RNA-TCRB1C-25F-RC</text:p>
          </table:table-cell>
          <table:table-cell office:value-type="string" calcext:value-type="string">
            <text:p>GACTAGCCTTATTTTAACTTGCTATTTCTAGCTCTAAAACGAGCAGCCGCCTGAGGGTC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RNA-TCRB1C-26R</text:p>
          </table:table-cell>
          <table:table-cell office:value-type="string" calcext:value-type="string">
            <text:p>TTTCTTGGCTTTATATATCTTGTGGAAAGGACGAAACACCGCGGCTGCTCAGGCAGTAT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gRNA-TCRB1C-26F-RC</text:p>
          </table:table-cell>
          <table:table-cell office:value-type="string" calcext:value-type="string">
            <text:p>GACTAGCCTTATTTTAACTTGCTATTTCTAGCTCTAAAACGATACTGCCTGAGCAGCC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gRNA-TCRB1C-27R</text:p>
          </table:table-cell>
          <table:table-cell office:value-type="string" calcext:value-type="string">
            <text:p>TTTCTTGGCTTTATATATCTTGTGGAAAGGACGAAACACCGGCAGTATCTGGAGTCATT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RNA-TCRB1C-27F-RC</text:p>
          </table:table-cell>
          <table:table-cell office:value-type="string" calcext:value-type="string">
            <text:p>GACTAGCCTTATTTTAACTTGCTATTTCTAGCTCTAAAACCAATGACTCCAGATACTG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gRNA-TCRB1C-28R</text:p>
          </table:table-cell>
          <table:table-cell office:value-type="string" calcext:value-type="string">
            <text:p>TTTCTTGGCTTTATATATCTTGTGGAAAGGACGAAACACCGGAGGGCGGGCTGCTCCTT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gRNA-TCRB1C-28F-RC</text:p>
          </table:table-cell>
          <table:table-cell office:value-type="string" calcext:value-type="string">
            <text:p>GACTAGCCTTATTTTAACTTGCTATTTCTAGCTCTAAAACCAAGGAGCAGCCCGCCCTC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gRNA-TCRB1C-29R</text:p>
          </table:table-cell>
          <table:table-cell office:value-type="string" calcext:value-type="string">
            <text:p>TTTCTTGGCTTTATATATCTTGTGGAAAGGACGAAACACCGCCACCAGCTCAGCTCCAC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NA-TCRB1C-29F-RC</text:p>
          </table:table-cell>
          <table:table-cell office:value-type="string" calcext:value-type="string">
            <text:p>GACTAGCCTTATTTTAACTTGCTATTTCTAGCTCTAAAACCGTGGAGCTGAGCTGGTG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RNA-TCRB1C-30R</text:p>
          </table:table-cell>
          <table:table-cell office:value-type="string" calcext:value-type="string">
            <text:p>TTTCTTGGCTTTATATATCTTGTGGAAAGGACGAAACACCGTGGTCGGGGAAGAAGCCT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RNA-TCRB1C-30F-RC</text:p>
          </table:table-cell>
          <table:table-cell office:value-type="string" calcext:value-type="string">
            <text:p>GACTAGCCTTATTTTAACTTGCTATTTCTAGCTCTAAAACCAGGCTTCTTCCCCGACCA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RNA-TCRB1C-31R</text:p>
          </table:table-cell>
          <table:table-cell office:value-type="string" calcext:value-type="string">
            <text:p>TTTCTTGGCTTTATATATCTTGTGGAAAGGACGAAACACCGGTGGCCAGGCACACCAGT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RNA-TCRB1C-31F-RC</text:p>
          </table:table-cell>
          <table:table-cell office:value-type="string" calcext:value-type="string">
            <text:p>GACTAGCCTTATTTTAACTTGCTATTTCTAGCTCTAAAACCACTGGTGTGCCTGGCCA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RNA-TCRB1C-32R</text:p>
          </table:table-cell>
          <table:table-cell office:value-type="string" calcext:value-type="string">
            <text:p>TTTCTTGGCTTTATATATCTTGTGGAAAGGACGAAACACCGCAGTGTGGCCTTTTGGGT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RNA-TCRB1C-32F-RC</text:p>
          </table:table-cell>
          <table:table-cell office:value-type="string" calcext:value-type="string">
            <text:p>GACTAGCCTTATTTTAACTTGCTATTTCTAGCTCTAAAACCACCCAAAAGGCCACACTG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NA-TCRB1C-33R</text:p>
          </table:table-cell>
          <table:table-cell office:value-type="string" calcext:value-type="string">
            <text:p>TTTCTTGGCTTTATATATCTTGTGGAAAGGACGAAACACCGGGGAGATCTCTGCTTCTG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RNA-TCRB1C-33F-RC</text:p>
          </table:table-cell>
          <table:table-cell office:value-type="string" calcext:value-type="string">
            <text:p>GACTAGCCTTATTTTAACTTGCTATTTCTAGCTCTAAAACTCAGAAGCAGAGATCTCC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RNA-TCRB1C-34R</text:p>
          </table:table-cell>
          <table:table-cell office:value-type="string" calcext:value-type="string">
            <text:p>TTTCTTGGCTTTATATATCTTGTGGAAAGGACGAAACACCGGGCTCAAACACAGCGACC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RNA-TCRB1C-34F-RC</text:p>
          </table:table-cell>
          <table:table-cell office:value-type="string" calcext:value-type="string">
            <text:p>GACTAGCCTTATTTTAACTTGCTATTTCTAGCTCTAAAACAGGTCGCTGTGTTTGAGC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gRNA-TCRB1C-35R</text:p>
          </table:table-cell>
          <table:table-cell office:value-type="string" calcext:value-type="string">
            <text:p>TTTCTTGGCTTTATATATCTTGTGGAAAGGACGAAACACCGGGGTGGGAACACCTTGT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gRNA-TCRB1C-35F-RC</text:p>
          </table:table-cell>
          <table:table-cell office:value-type="string" calcext:value-type="string">
            <text:p>GACTAGCCTTATTTTAACTTGCTATTTCTAGCTCTAAAACGAACAAGGTGTTCCCACC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RNA-TCRB1C-36F</text:p>
          </table:table-cell>
          <table:table-cell office:value-type="string" calcext:value-type="string">
            <text:p>TTTCTTGGCTTTATATATCTTGTGGAAAGGACGAAACACCGTCAGACTGTGGCTTTACC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RNA-TCRB1C-36F-RC</text:p>
          </table:table-cell>
          <table:table-cell office:value-type="string" calcext:value-type="string">
            <text:p>GACTAGCCTTATTTTAACTTGCTATTTCTAGCTCTAAAACAGGTAAAGCCACAGTCTG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RNA-TCRB1C-37F</text:p>
          </table:table-cell>
          <table:table-cell office:value-type="string" calcext:value-type="string">
            <text:p>TTTCTTGGCTTTATATATCTTGTGGAAAGGACGAAACACCGCAACAGTGTCCTACCAGC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RNA-TCRB1C-37F-RC</text:p>
          </table:table-cell>
          <table:table-cell office:value-type="string" calcext:value-type="string">
            <text:p>GACTAGCCTTATTTTAACTTGCTATTTCTAGCTCTAAAACTGCTGGTAGGACACTGTT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RNA-TCRB1C-38F</text:p>
          </table:table-cell>
          <table:table-cell office:value-type="string" calcext:value-type="string">
            <text:p>TTTCTTGGCTTTATATATCTTGTGGAAAGGACGAAACACCGTCCTCTATGAGATCCTGC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RNA-TCRB1C-38F-RC</text:p>
          </table:table-cell>
          <table:table-cell office:value-type="string" calcext:value-type="string">
            <text:p>GACTAGCCTTATTTTAACTTGCTATTTCTAGCTCTAAAACAGCAGGATCTCATAGAGG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RNA-TCRB1C-39F</text:p>
          </table:table-cell>
          <table:table-cell office:value-type="string" calcext:value-type="string">
            <text:p>TTTCTTGGCTTTATATATCTTGTGGAAAGGACGAAACACCGGCCACCCTGTATGCTGT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RNA-TCRB1C-39F-RC</text:p>
          </table:table-cell>
          <table:table-cell office:value-type="string" calcext:value-type="string">
            <text:p>GACTAGCCTTATTTTAACTTGCTATTTCTAGCTCTAAAACGCACAGCATACAGGGTGG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RNA-TCRB1C-40F</text:p>
          </table:table-cell>
          <table:table-cell office:value-type="string" calcext:value-type="string">
            <text:p>TTTCTTGGCTTTATATATCTTGTGGAAAGGACGAAACACCGGTCAGCGCCCTTGTGTTG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RNA-TCRB1C-40F-RC</text:p>
          </table:table-cell>
          <table:table-cell office:value-type="string" calcext:value-type="string">
            <text:p>GACTAGCCTTATTTTAACTTGCTATTTCTAGCTCTAAAACTCAACACAAGGGCGCTGA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RNA-TCRB1C-41R</text:p>
          </table:table-cell>
          <table:table-cell office:value-type="string" calcext:value-type="string">
            <text:p>TTTCTTGGCTTTATATATCTTGTGGAAAGGACGAAACACCGTACCATGGCCATCAACAC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RNA-TCRB1C-41F-RC</text:p>
          </table:table-cell>
          <table:table-cell office:value-type="string" calcext:value-type="string">
            <text:p>GACTAGCCTTATTTTAACTTGCTATTTCTAGCTCTAAAACTGTGTTGATGGCCATGGTA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RNA-TCRB1C-42R</text:p>
          </table:table-cell>
          <table:table-cell office:value-type="string" calcext:value-type="string">
            <text:p>TTTCTTGGCTTTATATATCTTGTGGAAAGGACGAAACACCGGCTGACCAGCACAGCATA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RNA-TCRB1C-42F-RC</text:p>
          </table:table-cell>
          <table:table-cell office:value-type="string" calcext:value-type="string">
            <text:p>GACTAGCCTTATTTTAACTTGCTATTTCTAGCTCTAAAACGTATGCTGTGCTGGTCAGC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RNA-TCRB1C-43R</text:p>
          </table:table-cell>
          <table:table-cell office:value-type="string" calcext:value-type="string">
            <text:p>TTTCTTGGCTTTATATATCTTGTGGAAAGGACGAAACACCGCAGGGTGGCCTTCCCTA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RNA-TCRB1C-43F-RC</text:p>
          </table:table-cell>
          <table:table-cell office:value-type="string" calcext:value-type="string">
            <text:p>GACTAGCCTTATTTTAACTTGCTATTTCTAGCTCTAAAACGCTAGGGAAGGCCACCCT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gRNA-TCRB1C-44R</text:p>
          </table:table-cell>
          <table:table-cell office:value-type="string" calcext:value-type="string">
            <text:p>TTTCTTGGCTTTATATATCTTGTGGAAAGGACGAAACACCGCCCTAGCAGGATCTCATA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gRNA-TCRB1C-44F-RC</text:p>
          </table:table-cell>
          <table:table-cell office:value-type="string" calcext:value-type="string">
            <text:p>GACTAGCCTTATTTTAACTTGCTATTTCTAGCTCTAAAACCTATGAGATCCTGCTAGG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RNA-TCRB1C-45R</text:p>
          </table:table-cell>
          <table:table-cell office:value-type="string" calcext:value-type="string">
            <text:p>TTTCTTGGCTTTATATATCTTGTGGAAAGGACGAAACACCGATAGAGGATGGTGGCAG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gRNA-TCRB1C-45F-RC</text:p>
          </table:table-cell>
          <table:table-cell office:value-type="string" calcext:value-type="string">
            <text:p>GACTAGCCTTATTTTAACTTGCTATTTCTAGCTCTAAAACGTCTGCCACCATCCTCTA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RNA-TCRB1C-46R</text:p>
          </table:table-cell>
          <table:table-cell office:value-type="string" calcext:value-type="string">
            <text:p>TTTCTTGGCTTTATATATCTTGTGGAAAGGACGAAACACCGGGCAGACAGGACCCCTTG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gRNA-TCRB1C-46F-RC</text:p>
          </table:table-cell>
          <table:table-cell office:value-type="string" calcext:value-type="string">
            <text:p>GACTAGCCTTATTTTAACTTGCTATTTCTAGCTCTAAAACGCAAGGGGTCCTGTCTGC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gRNA-TCRB1C-47F</text:p>
          </table:table-cell>
          <table:table-cell office:value-type="string" calcext:value-type="string">
            <text:p>TTTCTTGGCTTTATATATCTTGTGGAAAGGACGAAACACCGCTTCTGCAGGTCAAGAGA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gRNA-TCRB1C-47F-RC</text:p>
          </table:table-cell>
          <table:table-cell office:value-type="string" calcext:value-type="string">
            <text:p>GACTAGCCTTATTTTAACTTGCTATTTCTAGCTCTAAAACTTCTCTTGACCTGCAGAAG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gRNA-TCRB1C-48F</text:p>
          </table:table-cell>
          <table:table-cell office:value-type="string" calcext:value-type="string">
            <text:p>TTTCTTGGCTTTATATATCTTGTGGAAAGGACGAAACACCGCAAGAGAAAGGATTTCTG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B1-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gRNA-TCRB1C-48F-RC</text:p>
          </table:table-cell>
          <table:table-cell office:value-type="string" calcext:value-type="string">
            <text:p>GACTAGCCTTATTTTAACTTGCTATTTCTAGCTCTAAAACTCAGAAATCCTTTCTCTTG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NA-TCRB1C-49F</text:p>
          </table:table-cell>
          <table:table-cell office:value-type="string" calcext:value-type="string">
            <text:p>TTTCTTGGCTTTATATATCTTGTGGAAAGGACGAAACACCGCTGAAGGCAGCCCTGGAA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RNA-TCRB1C-49F-RC</text:p>
          </table:table-cell>
          <table:table-cell office:value-type="string" calcext:value-type="string">
            <text:p>GACTAGCCTTATTTTAACTTGCTATTTCTAGCTCTAAAACCTTCCAGGGCTGCCTTCAG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RNA-TCRB1C-50F</text:p>
          </table:table-cell>
          <table:table-cell office:value-type="string" calcext:value-type="string">
            <text:p>TTTCTTGGCTTTATATATCTTGTGGAAAGGACGAAACACCGAGGAGCTTCTAACCCGTC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RNA-TCRB1C-50F-RC</text:p>
          </table:table-cell>
          <table:table-cell office:value-type="string" calcext:value-type="string">
            <text:p>GACTAGCCTTATTTTAACTTGCTATTTCTAGCTCTAAAACTGACGGGTTAGAAGCTCC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RNA-TCRB1C-51F</text:p>
          </table:table-cell>
          <table:table-cell office:value-type="string" calcext:value-type="string">
            <text:p>TTTCTTGGCTTTATATATCTTGTGGAAAGGACGAAACACCGATGCACACCTGCACACTC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RNA-TCRB1C-51F-RC</text:p>
          </table:table-cell>
          <table:table-cell office:value-type="string" calcext:value-type="string">
            <text:p>GACTAGCCTTATTTTAACTTGCTATTTCTAGCTCTAAAACTGAGTGTGCAGGTGTGCA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RNA-TCRB1C-52F</text:p>
          </table:table-cell>
          <table:table-cell office:value-type="string" calcext:value-type="string">
            <text:p>TTTCTTGGCTTTATATATCTTGTGGAAAGGACGAAACACCGGCTGAAATCTCCCTAAC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RNA-TCRB1C-52F-RC</text:p>
          </table:table-cell>
          <table:table-cell office:value-type="string" calcext:value-type="string">
            <text:p>GACTAGCCTTATTTTAACTTGCTATTTCTAGCTCTAAAACGGGTTAGGGAGATTTCAG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RNA-TCRB1C-53F</text:p>
          </table:table-cell>
          <table:table-cell office:value-type="string" calcext:value-type="string">
            <text:p>TTTCTTGGCTTTATATATCTTGTGGAAAGGACGAAACACCGCAATAAAAATGTTCTGGT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gRNA-TCRB1C-53F-RC</text:p>
          </table:table-cell>
          <table:table-cell office:value-type="string" calcext:value-type="string">
            <text:p>GACTAGCCTTATTTTAACTTGCTATTTCTAGCTCTAAAACGACCAGAACATTTTTATTG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RNA-TCRB1C-54R</text:p>
          </table:table-cell>
          <table:table-cell office:value-type="string" calcext:value-type="string">
            <text:p>TTTCTTGGCTTTATATATCTTGTGGAAAGGACGAAACACCGCAGACCAGAACATTTTTA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RNA-TCRB1C-54F-RC</text:p>
          </table:table-cell>
          <table:table-cell office:value-type="string" calcext:value-type="string">
            <text:p>GACTAGCCTTATTTTAACTTGCTATTTCTAGCTCTAAAACATAAAAATGTTCTGGTCTG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RNA-TCRB1C-55R</text:p>
          </table:table-cell>
          <table:table-cell office:value-type="string" calcext:value-type="string">
            <text:p>TTTCTTGGCTTTATATATCTTGTGGAAAGGACGAAACACCGTAGTCACTTAGGCATGCT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RNA-TCRB1C-55F-RC</text:p>
          </table:table-cell>
          <table:table-cell office:value-type="string" calcext:value-type="string">
            <text:p>GACTAGCCTTATTTTAACTTGCTATTTCTAGCTCTAAAACTAGCATGCCTAAGTGACTA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RNA-TCRB1C-56R</text:p>
          </table:table-cell>
          <table:table-cell office:value-type="string" calcext:value-type="string">
            <text:p>TTTCTTGGCTTTATATATCTTGTGGAAAGGACGAAACACCGGGCATGCTAAGGTCCCCC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RNA-TCRB1C-56F-RC</text:p>
          </table:table-cell>
          <table:table-cell office:value-type="string" calcext:value-type="string">
            <text:p>GACTAGCCTTATTTTAACTTGCTATTTCTAGCTCTAAAACAGGGGGACCTTAGCATGC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RNA-TCRB1C-57R</text:p>
          </table:table-cell>
          <table:table-cell office:value-type="string" calcext:value-type="string">
            <text:p>TTTCTTGGCTTTATATATCTTGTGGAAAGGACGAAACACCGATTTCAGCCGTGAGTGTG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gRNA-TCRB1C-57F-RC</text:p>
          </table:table-cell>
          <table:table-cell office:value-type="string" calcext:value-type="string">
            <text:p>GACTAGCCTTATTTTAACTTGCTATTTCTAGCTCTAAAACGCACACTCACGGCTGAAAT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gRNA-TCRB1C-58R</text:p>
          </table:table-cell>
          <table:table-cell office:value-type="string" calcext:value-type="string">
            <text:p>TTTCTTGGCTTTATATATCTTGTGGAAAGGACGAAACACCGTGCAGGTGTGCATGCACA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gRNA-TCRB1C-58F-RC</text:p>
          </table:table-cell>
          <table:table-cell office:value-type="string" calcext:value-type="string">
            <text:p>GACTAGCCTTATTTTAACTTGCTATTTCTAGCTCTAAAACATGTGCATGCACACCTGC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gRNA-TCRB1C-59R</text:p>
          </table:table-cell>
          <table:table-cell office:value-type="string" calcext:value-type="string">
            <text:p>TTTCTTGGCTTTATATATCTTGTGGAAAGGACGAAACACCGCACATAGGGGGATATCTA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gRNA-TCRB1C-59F-RC</text:p>
          </table:table-cell>
          <table:table-cell office:value-type="string" calcext:value-type="string">
            <text:p>GACTAGCCTTATTTTAACTTGCTATTTCTAGCTCTAAAACATAGATATCCCCCTATGTG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gRNA-TCRB1C-60R</text:p>
          </table:table-cell>
          <table:table-cell office:value-type="string" calcext:value-type="string">
            <text:p>TTTCTTGGCTTTATATATCTTGTGGAAAGGACGAAACACCGTATCTATTGGGATGCAGA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NA-TCRB1C-60F-RC</text:p>
          </table:table-cell>
          <table:table-cell office:value-type="string" calcext:value-type="string">
            <text:p>GACTAGCCTTATTTTAACTTGCTATTTCTAGCTCTAAAACCTCTGCATCCCAATAGATA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RNA-TCRB1C-61R</text:p>
          </table:table-cell>
          <table:table-cell office:value-type="string" calcext:value-type="string">
            <text:p>TTTCTTGGCTTTATATATCTTGTGGAAAGGACGAAACACCGAGCAGCTCTTCAGAAGCG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RNA-TCRB1C-61F-RC</text:p>
          </table:table-cell>
          <table:table-cell office:value-type="string" calcext:value-type="string">
            <text:p>GACTAGCCTTATTTTAACTTGCTATTTCTAGCTCTAAAACGCGCTTCTGAAGAGCTGC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RNA-TCRB1C-62R</text:p>
          </table:table-cell>
          <table:table-cell office:value-type="string" calcext:value-type="string">
            <text:p>TTTCTTGGCTTTATATATCTTGTGGAAAGGACGAAACACCGATGTGTATTGAAACCATG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RNA-TCRB1C-62F-RC</text:p>
          </table:table-cell>
          <table:table-cell office:value-type="string" calcext:value-type="string">
            <text:p>GACTAGCCTTATTTTAACTTGCTATTTCTAGCTCTAAAACTCATGGTTTCAATACACAT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gRNA-TCRB1C-63R</text:p>
          </table:table-cell>
          <table:table-cell office:value-type="string" calcext:value-type="string">
            <text:p>TTTCTTGGCTTTATATATCTTGTGGAAAGGACGAAACACCGAGCTCCTAACTCCACTTC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CRB1-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RNA-TCRB1C-63F-RC</text:p>
          </table:table-cell>
          <table:table-cell office:value-type="string" calcext:value-type="string">
            <text:p>GACTAGCCTTATTTTAACTTGCTATTTCTAGCTCTAAAACGGAAGTGGAGTTAGGAGCTC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11:49.043199242</meta:creation-date>
    <dc:date>2018-03-27T10:39:11.669931270</dc:date>
    <meta:editing-duration>PT27M23S</meta:editing-duration>
    <meta:editing-cycles>3</meta:editing-cycles>
    <meta:generator>LibreOffice/5.3.7.2.0$Linux_X86_64 LibreOffice_project/30$Build-2</meta:generator>
    <meta:document-statistic meta:table-count="1" meta:cell-count="1240" meta:object-count="0"/>
  </office:meta>
</office:document-meta>
</file>